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nyfreak" svg:font-family="Anyfreak" style:font-family-generic="modern" style:font-pitch="variable"/>
    <style:font-face style:name="Burbank Big Cd Bk" svg:font-family="'Burbank Big Cd Bk'" style:font-family-generic="moder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sque" svg:font-family="Mas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Burbank Big Cd Bk" fo:font-size="32pt" style:text-underline-style="solid" style:text-underline-width="auto" style:text-underline-color="font-color" fo:font-weight="bold" officeooo:rsid="000140a7" officeooo:paragraph-rsid="000140a7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Burbank Big Cd Bk" fo:font-size="6pt" style:text-underline-style="solid" style:text-underline-width="auto" style:text-underline-color="font-color" fo:font-weight="bold" officeooo:rsid="000140a7" officeooo:paragraph-rsid="000140a7" style:font-size-asian="5.25pt" style:font-weight-asian="bold" style:font-size-complex="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Caladea" fo:font-size="18pt" style:text-underline-style="none" fo:font-weight="normal" officeooo:rsid="000140a7" officeooo:paragraph-rsid="000140a7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Caladea" fo:font-size="18pt" style:text-underline-style="none" fo:font-weight="normal" officeooo:rsid="000140a7" officeooo:paragraph-rsid="00014ea3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aladea" fo:font-size="18pt" style:text-underline-style="none" fo:font-weight="normal" officeooo:rsid="000143a5" officeooo:paragraph-rsid="000143a5" style:font-size-asian="18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143a5"/>
    </style:style>
    <style:style style:name="T3" style:family="text">
      <style:text-properties officeooo:rsid="000143a5"/>
    </style:style>
    <style:style style:name="T4" style:family="text">
      <style:text-properties fo:color="#ed1c24"/>
    </style:style>
    <style:style style:name="T5" style:family="text">
      <style:text-properties fo:color="#ed1c24" style:text-underline-style="solid" style:text-underline-width="auto" style:text-underline-color="font-color"/>
    </style:style>
    <style:style style:name="T6" style:family="text">
      <style:text-properties fo:color="#ed1c24" style:text-underline-style="solid" style:text-underline-width="auto" style:text-underline-color="font-color" officeooo:rsid="000143a5"/>
    </style:style>
    <style:style style:name="T7" style:family="text">
      <style:text-properties fo:color="#ed1c24" officeooo:rsid="000143a5"/>
    </style:style>
    <style:style style:name="T8" style:family="text">
      <style:text-properties fo:color="#0066b3"/>
    </style:style>
    <style:style style:name="T9" style:family="text">
      <style:text-properties fo:color="#0066b3" officeooo:rsid="000143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LD PhotoForYou </text:p>
      <text:p text:style-name="P2"/>
      <text:p text:style-name="P4">Utilisateurs ( <text:span text:style-name="T5">id_utilisateur</text:span>, <text:span text:style-name="T8">login</text:span>, <text:span text:style-name="T8">mdp</text:span>, <text:span text:style-name="T8">nom</text:span>, <text:span text:style-name="T8">prenom</text:span> )</text:p>
      <text:p text:style-name="P4"><text:line-break/>Compte ( <text:span text:style-name="T5">#id_utilisateur</text:span>, <text:span text:style-name="T5">id_compte</text:span>, <text:span text:style-name="T8">nbr_de_credits</text:span>, <text:span text:style-name="T8">date_transaction</text:span>, <text:span text:style-name="T8">type_transaction</text:span> )</text:p>
      <text:p text:style-name="P4"><text:line-break/>Photographes ( <text:span text:style-name="T5">#id_photographe</text:span><text:span text:style-name="T1"> </text:span>)</text:p>
      <text:p text:style-name="P4"/>
      <text:p text:style-name="P3">Clients ( <text:span text:style-name="T5">#id_client</text:span><text:span text:style-name="T1"> </text:span>)</text:p>
      <text:p text:style-name="P3"/>
      <text:p text:style-name="P3">Inventaire ( <text:span text:style-name="T5">#id_client</text:span>,<text:span text:style-name="T4"> </text:span><text:span text:style-name="T5">id_inventaire</text:span>, <text:s/><text:span text:style-name="T8">id_photo</text:span>, <text:span text:style-name="T8">titre_photo</text:span>, <text:span text:style-name="T8">description_photo_inv</text:span> )</text:p>
      <text:p text:style-name="P3"/>
      <text:p text:style-name="P3">Photos ( <text:span text:style-name="T5">#id_photographe</text:span>, <text:span text:style-name="T5">#</text:span><text:span text:style-name="T6">id_categorie</text:span><text:span text:style-name="T3">,</text:span><text:span text:style-name="T7"> </text:span><text:span text:style-name="T6">id_photo</text:span><text:span text:style-name="T3">, </text:span><text:span text:style-name="T9">titre_photo</text:span><text:span text:style-name="T3">, </text:span><text:span text:style-name="T9">description_photo</text:span><text:span text:style-name="T3"> )</text:span></text:p>
      <text:p text:style-name="P3"/>
      <text:p text:style-name="P5">Catégorie ( <text:span text:style-name="T5">id_catégorie</text:span>, <text:span text:style-name="T8">lib_catégorie 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nyfreak" svg:font-family="Anyfreak" style:font-family-generic="modern" style:font-pitch="variable"/>
    <style:font-face style:name="Burbank Big Cd Bk" svg:font-family="'Burbank Big Cd Bk'" style:font-family-generic="moder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sque" svg:font-family="Mas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11-05T20:41:58.783000000</dc:date>
    <meta:editing-duration>PT3M38S</meta:editing-duration>
    <meta:editing-cycles>3</meta:editing-cycles>
    <meta:document-statistic meta:table-count="0" meta:image-count="0" meta:object-count="0" meta:page-count="1" meta:paragraph-count="8" meta:word-count="47" meta:character-count="428" meta:non-whitespace-character-count="385"/>
  </office:meta>
</office:document-meta>
</file>